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Heading_20_3" style:master-page-name="">
      <style:paragraph-properties style:page-number="auto" fo:break-before="page"/>
    </style:style>
    <style:style style:name="P48" style:family="paragraph" style:parent-style-name="Corps_20_de_20_texte.Paragraph" style:list-style-name="L22">
      <style:paragraph-properties fo:margin-left="1.251cm" fo:margin-right="0cm" fo:text-indent="0cm" style:auto-text-indent="false"/>
    </style:style>
    <style:style style:name="P4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WriteYw7-0.9.1.oxt&#13;&#13;08.03.2020 11:02: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Writ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75241481971799438"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139608868343528582" text:style-name="L2">
        <text:list-item>
          <text:p text:style-name="P51">Version 2.1.2 :</text:p>
        </text:list-item>
      </text:list>
      <text:list xml:id="list8416172959587028962" text:style-name="L3">
        <text:list-item>
          <text:list>
            <text:list-item>
              <text:p text:style-name="P52">Localized help : resolved non-functional hyperlink due to API incompatibility introduced by Apache OpenOffice 4.1 (and LibreOffice 4.0).</text:p>
            </text:list-item>
          </text:list>
        </text:list-item>
      </text:list>
      <text:list xml:id="list31239259" text:continue-list="list5139608868343528582" text:style-name="L2">
        <text:list-item>
          <text:p text:style-name="P51">Version 2.1.1 :</text:p>
        </text:list-item>
      </text:list>
      <text:list xml:id="list8225803621810135944"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31229725" text:continue-list="list31239259" text:style-name="L2">
        <text:list-item>
          <text:p text:style-name="P51">Version 2.1.0 :</text:p>
        </text:list-item>
      </text:list>
      <text:list xml:id="list7290462853319436044"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31255236" text:continue-list="list31229725" text:style-name="L2">
        <text:list-item>
          <text:p text:style-name="P51">Version 2.0.0 :</text:p>
        </text:list-item>
      </text:list>
      <text:list xml:id="list1383456828334464777"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31243767" text:continue-list="list31255236" text:style-name="L2">
        <text:list-item>
          <text:p text:style-name="P51">Version 1.5.3 :</text:p>
        </text:list-item>
      </text:list>
      <text:list xml:id="list8365887169437864778"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072276344680891433"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Writ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63892573654820359"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945859292795519716"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672945833993520537"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82056532477504727"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473143301949184906"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2592457160411874385"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470440247666469672"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56415663324585750"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284036408520762369" text:style-name="L17">
        <text:list-item>
          <text:p text:style-name="P66">Arg1 : <text:span text:style-name="InstructionMacro">String</text:span> : mandatory, type of control used for the button</text:p>
        </text:list-item>
      </text:list>
      <text:list xml:id="list2399241351817670965"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666847675664341400"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39605098759742468"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15987201933443139"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056565191123991746"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72462790353710000"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634877299860650528"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766763789746263595"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831639529499520064"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438316699659927185"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12901250135182659"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546217151812245089"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298930662675618364"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18022140400425767"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049657450169221087"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458239022114293105"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969712475725331036"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Writ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Writ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Writ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24851970848586822"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72907503232864694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62952099836285095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297948869782278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22694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3431872371219777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92484630605085748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8774846701269934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2</dc:date>
     <text:p>internal</text:p>
     <text:p>Page2</text:p>
     <text:p/>
    </office:annotation>Paragraph styles</text:p>
      <text:p text:style-name="P28"><office:annotation>
     <dc:creator>BM</dc:creator>
     <dc:date>2008-03-13T00:00:00.72</dc:date>
     <text:p>internal</text:p>
     <text:p>Page7</text:p>
     <text:p/>
    </office:annotation>Hyperlinks</text:p>
      <text:p text:style-name="hlp_5f_paragraph"><text:span text:style-name="T14"><office:annotation>
      <dc:creator>BM</dc:creator>
      <dc:date>2008-03-13T00:00:00.72</dc:date>
      <text:p>internal</text:p>
      <text:p>Page3</text:p>
      <text:p/>
     </office:annotation></text:span><text:span text:style-name="T14">Text formatting</text:span></text:p>
      <text:p text:style-name="P28"><office:annotation>
     <dc:creator>BM</dc:creator>
     <dc:date>2008-03-26T00:00:00.7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7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3</dc:date>
     <text:p>external</text:p>
     <text:p>text/swriter/main0210.xhp</text:p>
     <text:p/>
    </office:annotation><text:span text:style-name="T14">Preview topic</text:span> </text:p>
      <text:p text:style-name="hlp_5f_paragraph">This hyperlink displays <text:s/><office:annotation>
     <dc:creator>BM</dc:creator>
     <dc:date>2008-03-15T00:00:00.7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245335" text:continue-list="list3729075032328646941"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1238568" text:continue-list="list3122694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4</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7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74</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1241983" text:continue-list="list31245335"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Writ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Writ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WriteYw7", "0.9.1") ' fill with your values
  setExtensionDescription("en, de")
  setDisplayName("en", "WriteYw7 - Write document data back to yWriter 7 project.")
  setDisplayName("de", "WriteYw7 - Dokumentdaten in ein yWriter 7-Projekt zurückschreiben.")
  setTooltip("en, de", "en") ' deprecated ! starting from 3.1,use instead setExtensionDescription
endDescription  


beginAnnexes 
  useLibrary("Basic", "WriteYw7/")
endAnnexes

beginAddonUI

  beginAddonMenu

    beginMenu
      beginTitles
	    setTitle("WriteYw7", "en")
        setTitle("WriteYw7", "de")
      endTitles

      beginMenuItems
   
		beginCommand
            beginTitles("Writer")
		 	    setTitle("Save to yW7", "en")
		        setTitle("In yW7 speichern", "de")
            endTitles
            setURL("Basic", "WriteYw7", "OdtYw", "Main")
			setImage("icons/yWriter")
		endCommand
		
		beginCommand
            beginTitles("Calc")
		 	    setTitle("Save to yW7", "en")
		        setTitle("In yW7 speichern", "de")
            endTitles
            setURL("Basic", "WriteYw7", "OdsYw", "Main")
			setImage("icons/yWriter")
		endCommand
		
	endMenuItems
  endMenu

endAddonMenu

beginOfficeToolbar

    beginTbTitles("Writer")
      setTitle("Save to yW7")
    endTbTitles

		beginButton()
            beginTitles("Writer")
 	   			setTitle("Save to yW7", "en")
		    	setTitle("yW7 speichern", "de")
            endTitles
            setURL("Basic", "WriteYw7", "OdtYw", "Main")
			setImage("icons/yWriter")
		endButton    

endOfficeToolbar

beginOfficeToolbar
		
    beginTbTitles("Calc")
      setTitle("Save to yW7")
    endTbTitles

		beginButton()
            beginTitles("Calc")
 	   			setTitle("Save to yW7", "en")
		    	setTitle("yW7 speichern", "de")
            endTitles
            setURL("Basic", "WriteYw7",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